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2" office:value-type="string">
            <text:p>Price</text:p>
          </table:table-cell>
          <table:table-cell table:style-name="ce1" table:number-columns-repeated="2"/>
          <table:table-cell table:style-name="ce4" office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C1</text:p>
          </table:table-cell>
          <table:table-cell office:value-type="string">
            <text:p>4.7 uF</text:p>
          </table:table-cell>
          <table:table-cell office:value-type="string">
            <text:p>SM0805</text:p>
          </table:table-cell>
          <table:table-cell table:number-columns-repeated="3"/>
          <table:table-cell table:style-name="ce5" table:formula="of:=SUM([.D2:.D9999])" office:value-type="currency" office:currency="USD" office:value="17.8378233333333">
            <text:p>$17.84</text:p>
          </table:table-cell>
          <table:table-cell table:number-columns-repeated="1017"/>
        </table:table-row>
        <table:table-row table:style-name="ro1">
          <table:table-cell office:value-type="string">
            <text:p>C2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3</text:p>
          </table:table-cell>
          <table:table-cell office:value-type="string">
            <text:p>1 uF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4</text:p>
          </table:table-cell>
          <table:table-cell office:value-type="string">
            <text:p>1 uF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5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6</text:p>
          </table:table-cell>
          <table:table-cell office:value-type="string">
            <text:p>4.7 uF</text:p>
          </table:table-cell>
          <table:table-cell office:value-type="string">
            <text:p>SM0603</text:p>
          </table:table-cell>
          <table:table-cell office:value-type="currency" office:currency="USD" office:value="0.05176">
            <text:p>$0.05</text:p>
          </table:table-cell>
          <table:table-cell table:number-columns-repeated="1020"/>
        </table:table-row>
        <table:table-row table:style-name="ro1">
          <table:table-cell office:value-type="string">
            <text:p>C7</text:p>
          </table:table-cell>
          <table:table-cell office:value-type="string">
            <text:p>4.7 uF</text:p>
          </table:table-cell>
          <table:table-cell office:value-type="string">
            <text:p>SM0603</text:p>
          </table:table-cell>
          <table:table-cell office:value-type="currency" office:currency="USD" office:value="0.05176">
            <text:p>$0.05</text:p>
          </table:table-cell>
          <table:table-cell table:number-columns-repeated="1020"/>
        </table:table-row>
        <table:table-row table:style-name="ro1">
          <table:table-cell office:value-type="string">
            <text:p>C8</text:p>
          </table:table-cell>
          <table:table-cell office:value-type="string">
            <text:p>4.7 uF</text:p>
          </table:table-cell>
          <table:table-cell office:value-type="string">
            <text:p>SM0603</text:p>
          </table:table-cell>
          <table:table-cell office:value-type="currency" office:currency="USD" office:value="0.05176">
            <text:p>$0.05</text:p>
          </table:table-cell>
          <table:table-cell table:number-columns-repeated="1020"/>
        </table:table-row>
        <table:table-row table:style-name="ro1">
          <table:table-cell office:value-type="string">
            <text:p>C9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0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1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2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3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4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5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6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7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8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19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20</text:p>
          </table:table-cell>
          <table:table-cell office:value-type="string">
            <text:p>0.1 uF</text:p>
          </table:table-cell>
          <table:table-cell office:value-type="string">
            <text:p>SM0402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21</text:p>
          </table:table-cell>
          <table:table-cell office:value-type="string">
            <text:p>4.7 uF</text:p>
          </table:table-cell>
          <table:table-cell office:value-type="string">
            <text:p>SM0603</text:p>
          </table:table-cell>
          <table:table-cell office:value-type="currency" office:currency="USD" office:value="0.05176">
            <text:p>$0.05</text:p>
          </table:table-cell>
          <table:table-cell table:number-columns-repeated="1020"/>
        </table:table-row>
        <table:table-row table:style-name="ro1">
          <table:table-cell office:value-type="string">
            <text:p>C22</text:p>
          </table:table-cell>
          <table:table-cell office:value-type="string">
            <text:p>0.1 uF</text:p>
          </table:table-cell>
          <table:table-cell office:value-type="string">
            <text:p>SM0805</text:p>
          </table:table-cell>
          <table:table-cell office:value-type="currency" office:currency="USD" office:value="0.00423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23</text:p>
          </table:table-cell>
          <table:table-cell office:value-type="string">
            <text:p>10 nF</text:p>
          </table:table-cell>
          <table:table-cell office:value-type="string">
            <text:p>SM0402</text:p>
          </table:table-cell>
          <table:table-cell office:value-type="currency" office:currency="USD" office:value="0.0039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C24</text:p>
          </table:table-cell>
          <table:table-cell office:value-type="string">
            <text:p>1 uF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SM0603</text:p>
          </table:table-cell>
          <table:table-cell office:value-type="currency" office:currency="USD" office:value="0.124">
            <text:p>$0.12</text:p>
          </table:table-cell>
          <table:table-cell table:number-columns-repeated="1020"/>
        </table:table-row>
        <table:table-row table:style-name="ro1">
          <table:table-cell office:value-type="string">
            <text:p>D2</text:p>
          </table:table-cell>
          <table:table-cell office:value-type="string">
            <text:p>GREEN</text:p>
          </table:table-cell>
          <table:table-cell office:value-type="string">
            <text:p>SM0603</text:p>
          </table:table-cell>
          <table:table-cell office:value-type="currency" office:currency="USD" office:value="0.124">
            <text:p>$0.12</text:p>
          </table:table-cell>
          <table:table-cell table:number-columns-repeated="1020"/>
        </table:table-row>
        <table:table-row table:style-name="ro1">
          <table:table-cell office:value-type="string">
            <text:p>D3</text:p>
          </table:table-cell>
          <table:table-cell office:value-type="string">
            <text:p>GREEN</text:p>
          </table:table-cell>
          <table:table-cell office:value-type="string">
            <text:p>SM0603</text:p>
          </table:table-cell>
          <table:table-cell office:value-type="currency" office:currency="USD" office:value="0.124">
            <text:p>$0.12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string">
            <text:p>HIROSE_UX60SX-MB-5ST</text:p>
          </table:table-cell>
          <table:table-cell/>
          <table:table-cell office:value-type="currency" office:currency="USD" office:value="0.775">
            <text:p>$0.78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string">
            <text:p>JUMPER_0402_SPDT</text:p>
          </table:table-cell>
          <table:table-cell/>
          <table:table-cell office:value-type="currency" office:currency="USD" office:value="0.0048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J3</text:p>
          </table:table-cell>
          <table:table-cell office:value-type="string">
            <text:p>JUMPER_0402_SPDT</text:p>
          </table:table-cell>
          <table:table-cell/>
          <table:table-cell office:value-type="currency" office:currency="USD" office:value="0.0048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J4</text:p>
          </table:table-cell>
          <table:table-cell office:value-type="string">
            <text:p>JUMPER_0402_SPDT</text:p>
          </table:table-cell>
          <table:table-cell/>
          <table:table-cell office:value-type="currency" office:currency="USD" office:value="0.0048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J5</text:p>
          </table:table-cell>
          <table:table-cell office:value-type="string">
            <text:p>JUMPER_0402_SPDT</text:p>
          </table:table-cell>
          <table:table-cell/>
          <table:table-cell office:value-type="currency" office:currency="USD" office:value="0.0048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L1</text:p>
          </table:table-cell>
          <table:table-cell office:value-type="string">
            <text:p>600R/0.5A</text:p>
          </table:table-cell>
          <table:table-cell office:value-type="string">
            <text:p>SM0805</text:p>
          </table:table-cell>
          <table:table-cell table:formula="of:=0.0439" office:value-type="currency" office:currency="USD" office:value="0.0439">
            <text:p>$0.04</text:p>
          </table:table-cell>
          <table:table-cell table:number-columns-repeated="1020"/>
        </table:table-row>
        <table:table-row table:style-name="ro1">
          <table:table-cell office:value-type="string">
            <text:p>L2</text:p>
          </table:table-cell>
          <table:table-cell office:value-type="string">
            <text:p>600R/0.5A</text:p>
          </table:table-cell>
          <table:table-cell office:value-type="string">
            <text:p>SM0805</text:p>
          </table:table-cell>
          <table:table-cell table:formula="of:=0.0439" office:value-type="currency" office:currency="USD" office:value="0.0439">
            <text:p>$0.04</text:p>
          </table:table-cell>
          <table:table-cell table:number-columns-repeated="1020"/>
        </table:table-row>
        <table:table-row table:style-name="ro1">
          <table:table-cell office:value-type="string">
            <text:p>L3</text:p>
          </table:table-cell>
          <table:table-cell office:value-type="string">
            <text:p>600R/0.5A</text:p>
          </table:table-cell>
          <table:table-cell office:value-type="string">
            <text:p>SM0805</text:p>
          </table:table-cell>
          <table:table-cell table:formula="of:=0.0439" office:value-type="currency" office:currency="USD" office:value="0.0439">
            <text:p>$0.04</text:p>
          </table:table-cell>
          <table:table-cell table:number-columns-repeated="1020"/>
        </table:table-row>
        <table:table-row table:style-name="ro1">
          <table:table-cell office:value-type="string">
            <text:p>L4</text:p>
          </table:table-cell>
          <table:table-cell office:value-type="string">
            <text:p>600R/0.5A</text:p>
          </table:table-cell>
          <table:table-cell office:value-type="string">
            <text:p>SM0805</text:p>
          </table:table-cell>
          <table:table-cell table:formula="of:=0.0439" office:value-type="currency" office:currency="USD" office:value="0.0439">
            <text:p>$0.04</text:p>
          </table:table-cell>
          <table:table-cell table:number-columns-repeated="1020"/>
        </table:table-row>
        <table:table-row table:style-name="ro1">
          <table:table-cell office:value-type="string">
            <text:p>P1</text:p>
          </table:table-cell>
          <table:table-cell office:value-type="string">
            <text:p>CONN_6</text:p>
          </table:table-cell>
          <table:table-cell/>
          <table:table-cell office:value-type="currency" office:currency="USD" office:value="1.37">
            <text:p>$1.37</text:p>
          </table:table-cell>
          <table:table-cell table:number-columns-repeated="1020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4</text:p>
          </table:table-cell>
          <table:table-cell office:value-type="string">
            <text:p>2K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5</text:p>
          </table:table-cell>
          <table:table-cell office:value-type="float" office:value="270">
            <text:p>270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6</text:p>
          </table:table-cell>
          <table:table-cell office:value-type="float" office:value="270">
            <text:p>270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7</text:p>
          </table:table-cell>
          <table:table-cell office:value-type="string">
            <text:p>12K 1%</text:p>
          </table:table-cell>
          <table:table-cell office:value-type="string">
            <text:p>SM0402</text:p>
          </table:table-cell>
          <table:table-cell office:value-type="currency" office:currency="USD" office:value="0.0027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8</text:p>
          </table:table-cell>
          <table:table-cell office:value-type="string">
            <text:p>39K</text:p>
          </table:table-cell>
          <table:table-cell office:value-type="string">
            <text:p>SM0402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R11</text:p>
          </table:table-cell>
          <table:table-cell office:value-type="float" office:value="270">
            <text:p>270</text:p>
          </table:table-cell>
          <table:table-cell office:value-type="string">
            <text:p>SM0603</text:p>
          </table:table-cell>
          <table:table-cell office:value-type="currency" office:currency="USD" office:value="0.00256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string">
            <text:p>FT232H</text:p>
          </table:table-cell>
          <table:table-cell office:value-type="string">
            <text:p>lqfp48</text:p>
          </table:table-cell>
          <table:table-cell office:value-type="currency" office:currency="USD" office:value="4.25">
            <text:p>$4.25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string">
            <text:p>FT531JA</text:p>
          </table:table-cell>
          <table:table-cell office:value-type="string">
            <text:p>SOT23-5</text:p>
          </table:table-cell>
          <table:table-cell office:value-type="currency" office:currency="USD" office:value="0.32">
            <text:p>$0.32</text:p>
          </table:table-cell>
          <table:table-cell table:number-columns-repeated="1020"/>
        </table:table-row>
        <table:table-row table:style-name="ro1">
          <table:table-cell office:value-type="string">
            <text:p>U3</text:p>
          </table:table-cell>
          <table:table-cell office:value-type="string">
            <text:p>LP5951MF-1.8</text:p>
          </table:table-cell>
          <table:table-cell office:value-type="string">
            <text:p>SOT23-5</text:p>
          </table:table-cell>
          <table:table-cell office:value-type="currency" office:currency="USD" office:value="0.65">
            <text:p>$0.65</text:p>
          </table:table-cell>
          <table:table-cell table:number-columns-repeated="1020"/>
        </table:table-row>
        <table:table-row table:style-name="ro1">
          <table:table-cell office:value-type="string">
            <text:p>U4</text:p>
          </table:table-cell>
          <table:table-cell office:value-type="string">
            <text:p>XC2C32A-QFG32</text:p>
          </table:table-cell>
          <table:table-cell office:value-type="string">
            <text:p>QFN32-5x5</text:p>
          </table:table-cell>
          <table:table-cell office:value-type="currency" office:currency="USD" office:value="1.15">
            <text:p>$1.15</text:p>
          </table:table-cell>
          <table:table-cell table:number-columns-repeated="1020"/>
        </table:table-row>
        <table:table-row table:style-name="ro1">
          <table:table-cell office:value-type="string">
            <text:p>U5</text:p>
          </table:table-cell>
          <table:table-cell office:value-type="string">
            <text:p>12.000 MHz</text:p>
          </table:table-cell>
          <table:table-cell office:value-type="string">
            <text:p>CRYSTAL_5x7MM</text:p>
          </table:table-cell>
          <table:table-cell office:value-type="currency" office:currency="USD" office:value="2.63">
            <text:p>$2.63</text:p>
          </table:table-cell>
          <table:table-cell table:number-columns-repeated="1020"/>
        </table:table-row>
        <table:table-row table:style-name="ro1">
          <table:table-cell office:value-type="string">
            <text:p>U6</text:p>
          </table:table-cell>
          <table:table-cell office:value-type="string">
            <text:p>93LC56BT-OT</text:p>
          </table:table-cell>
          <table:table-cell office:value-type="string">
            <text:p>SOT23_6</text:p>
          </table:table-cell>
          <table:table-cell office:value-type="currency" office:currency="USD" office:value="0.21">
            <text:p>$0.21</text:p>
          </table:table-cell>
          <table:table-cell table:number-columns-repeated="1020"/>
        </table:table-row>
        <table:table-row table:style-name="ro1">
          <table:table-cell office:value-type="string">
            <text:p>U7</text:p>
          </table:table-cell>
          <table:table-cell office:value-type="string">
            <text:p>RCLAMP0514M</text:p>
          </table:table-cell>
          <table:table-cell office:value-type="string">
            <text:p>MSOP10-0.5</text:p>
          </table:table-cell>
          <table:table-cell office:value-type="currency" office:currency="USD" office:value="1.38">
            <text:p>$1.38</text:p>
          </table:table-cell>
          <table:table-cell table:number-columns-repeated="1020"/>
        </table:table-row>
        <table:table-row table:style-name="ro1">
          <table:table-cell office:value-type="string">
            <text:p>Blank PCB</text:p>
          </table:table-cell>
          <table:table-cell table:number-columns-repeated="2"/>
          <table:table-cell table:formula="of:=(12.7)/3" office:value-type="currency" office:currency="USD" office:value="4.23333333333333">
            <text:p>$4.23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2/27/2013</text:date>, <text:time>02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27T02:11:31</dc:date>
    <meta:generator>OpenOffice.org/3.2$Unix OpenOffice.org_project/320m19$Build-9505</meta:generator>
    <meta:editing-duration>PT00H11M04S</meta:editing-duration>
    <meta:editing-cycles>1</meta:editing-cycles>
    <meta:document-statistic meta:table-count="1" meta:cell-count="218" meta:object-count="0"/>
  </office:meta>
</office:document-meta>
</file>